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enfantid</text:p>
          </table:table-cell>
          <table:table-cell table:style-name="ce1" office:value-type="string" calcext:value-type="string">
            <text:p>naissance</text:p>
          </table:table-cell>
          <table:table-cell table:style-name="ce1" office:value-type="string" calcext:value-type="string">
            <text:p>lieu_n</text:p>
          </table:table-cell>
          <table:table-cell table:style-name="ce1" office:value-type="string" calcext:value-type="string">
            <text:p>deces</text:p>
          </table:table-cell>
          <table:table-cell table:style-name="ce1" office:value-type="string" calcext:value-type="string">
            <text:p>lieu_d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mariage_date</text:p>
          </table:table-cell>
          <table:table-cell table:style-name="ce1" office:value-type="string" calcext:value-type="string">
            <text:p>mariage_lieu</text:p>
          </table:table-cell>
          <table:table-cell table:style-name="ce1" office:value-type="string" calcext:value-type="string">
            <text:p>residen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abriel DUPONT</text:p>
          </table:table-cell>
          <table:table-cell office:value-type="string" calcext:value-type="string">
            <text:p>H</text:p>
          </table:table-cell>
          <table:table-cell table:style-name="ce3"/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Paris</text:p>
          </table:table-cell>
          <table:table-cell table:style-name="ce3" table:number-columns-repeated="2"/>
          <table:table-cell office:value-type="string" calcext:value-type="string">
            <text:p>Écolier</text:p>
          </table:table-cell>
          <table:table-cell table:style-name="ce3" table:number-columns-repeated="2"/>
          <table:table-cell office:value-type="string" calcext:value-type="string">
            <text:p>Pari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homas DUPONT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date" office:date-value="1985-03-12" calcext:value-type="date">
            <text:p>12/03/85</text:p>
          </table:table-cell>
          <table:table-cell office:value-type="string" calcext:value-type="string">
            <text:p>Lyon</text:p>
          </table:table-cell>
          <table:table-cell table:style-name="ce3" table:number-columns-repeated="2"/>
          <table:table-cell office:value-type="string" calcext:value-type="string">
            <text:p>Architecte</text:p>
          </table:table-cell>
          <table:table-cell office:value-type="date" office:date-value="2012-07-10" calcext:value-type="date">
            <text:p>10/07/12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ophie MARTIN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date" office:date-value="1987-08-24" calcext:value-type="date">
            <text:p>24/08/87</text:p>
          </table:table-cell>
          <table:table-cell office:value-type="string" calcext:value-type="string">
            <text:p>Marseille</text:p>
          </table:table-cell>
          <table:table-cell table:style-name="ce3" table:number-columns-repeated="2"/>
          <table:table-cell office:value-type="string" calcext:value-type="string">
            <text:p>Avocate</text:p>
          </table:table-cell>
          <table:table-cell office:value-type="date" office:date-value="2012-07-10" calcext:value-type="date">
            <text:p>10/07/12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acques DUPO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date" office:date-value="1955-01-05" calcext:value-type="date">
            <text:p>05/01/55</text:p>
          </table:table-cell>
          <table:table-cell office:value-type="string" calcext:value-type="string">
            <text:p>Lyon</text:p>
          </table:table-cell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Ingénieur</text:p>
          </table:table-cell>
          <table:table-cell office:value-type="date" office:date-value="1980-09-15" calcext:value-type="date">
            <text:p>15/09/80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rançoise PETI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1958-06-18" calcext:value-type="date">
            <text:p>18/06/58</text:p>
          </table:table-cell>
          <table:table-cell office:value-type="string" calcext:value-type="string">
            <text:p>Grenoble</text:p>
          </table:table-cell>
          <table:table-cell table:style-name="ce3" table:number-columns-repeated="2"/>
          <table:table-cell office:value-type="string" calcext:value-type="string">
            <text:p>Professeur</text:p>
          </table:table-cell>
          <table:table-cell office:value-type="date" office:date-value="1980-09-15" calcext:value-type="date">
            <text:p>15/09/80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bert MARTIN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date" office:date-value="1954-02-02" calcext:value-type="date">
            <text:p>02/02/54</text:p>
          </table:table-cell>
          <table:table-cell office:value-type="string" calcext:value-type="string">
            <text:p>Marseille</text:p>
          </table:table-cell>
          <table:table-cell office:value-type="date" office:date-value="2018-03-14" calcext:value-type="date">
            <text:p>14/03/18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édecin</text:p>
          </table:table-cell>
          <table:table-cell office:value-type="date" office:date-value="1978-05-22" calcext:value-type="date">
            <text:p>22/05/78</text:p>
          </table:table-cell>
          <table:table-cell table:number-columns-repeated="2" office:value-type="string" calcext:value-type="string">
            <text:p>Marseill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élène BERNAR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date" office:date-value="1957-11-30" calcext:value-type="date">
            <text:p>30/11/57</text:p>
          </table:table-cell>
          <table:table-cell office:value-type="string" calcext:value-type="string">
            <text:p>Nice</text:p>
          </table:table-cell>
          <table:table-cell table:style-name="ce3" table:number-columns-repeated="2"/>
          <table:table-cell office:value-type="string" calcext:value-type="string">
            <text:p>Infirmière</text:p>
          </table:table-cell>
          <table:table-cell office:value-type="date" office:date-value="1978-05-22" calcext:value-type="date">
            <text:p>22/05/78</text:p>
          </table:table-cell>
          <table:table-cell table:number-columns-repeated="2" office:value-type="string" calcext:value-type="string">
            <text:p>Marseill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enri DUPONT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date" office:date-value="1930-07-14" calcext:value-type="date">
            <text:p>14/07/30</text:p>
          </table:table-cell>
          <table:table-cell office:value-type="string" calcext:value-type="string">
            <text:p>Lyon</text:p>
          </table:table-cell>
          <table:table-cell office:value-type="date" office:date-value="1995-05-05" calcext:value-type="date">
            <text:p>05/05/95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orgeron</text:p>
          </table:table-cell>
          <table:table-cell office:value-type="date" office:date-value="1952-04-18" calcext:value-type="date">
            <text:p>18/04/52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lice MOREAU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date" office:date-value="1932-09-03" calcext:value-type="date">
            <text:p>03/09/32</text:p>
          </table:table-cell>
          <table:table-cell office:value-type="string" calcext:value-type="string">
            <text:p>Saint-Étienne</text:p>
          </table:table-cell>
          <table:table-cell office:value-type="date" office:date-value="2005-01-12" calcext:value-type="date">
            <text:p>12/01/05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outurière</text:p>
          </table:table-cell>
          <table:table-cell office:value-type="date" office:date-value="1952-04-18" calcext:value-type="date">
            <text:p>18/04/52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erre PETIT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date" office:date-value="1928-10-21" calcext:value-type="date">
            <text:p>21/10/28</text:p>
          </table:table-cell>
          <table:table-cell office:value-type="string" calcext:value-type="string">
            <text:p>Grenoble</text:p>
          </table:table-cell>
          <table:table-cell office:value-type="date" office:date-value="1988-08-08" calcext:value-type="date">
            <text:p>08/08/88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Menuisier</text:p>
          </table:table-cell>
          <table:table-cell office:value-type="date" office:date-value="1950-06-05" calcext:value-type="date">
            <text:p>05/06/50</text:p>
          </table:table-cell>
          <table:table-cell table:number-columns-repeated="2" office:value-type="string" calcext:value-type="string">
            <text:p>Grenobl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arie DUBOI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1931-12-12" calcext:value-type="date">
            <text:p>12/12/31</text:p>
          </table:table-cell>
          <table:table-cell office:value-type="string" calcext:value-type="string">
            <text:p>Chambéry</text:p>
          </table:table-cell>
          <table:table-cell office:value-type="date" office:date-value="2010-10-30" calcext:value-type="date">
            <text:p>30/10/10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Blanchisseuse</text:p>
          </table:table-cell>
          <table:table-cell office:value-type="date" office:date-value="1950-06-05" calcext:value-type="date">
            <text:p>05/06/50</text:p>
          </table:table-cell>
          <table:table-cell table:number-columns-repeated="2" office:value-type="string" calcext:value-type="string">
            <text:p>Grenobl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ouis MARTIN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date" office:date-value="1925-01-09" calcext:value-type="date">
            <text:p>09/01/25</text:p>
          </table:table-cell>
          <table:table-cell office:value-type="string" calcext:value-type="string">
            <text:p>Marseille</text:p>
          </table:table-cell>
          <table:table-cell office:value-type="date" office:date-value="1990-02-15" calcext:value-type="date">
            <text:p>15/02/90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Marin</text:p>
          </table:table-cell>
          <table:table-cell office:value-type="date" office:date-value="1948-11-14" calcext:value-type="date">
            <text:p>14/11/48</text:p>
          </table:table-cell>
          <table:table-cell table:number-columns-repeated="2" office:value-type="string" calcext:value-type="string">
            <text:p>Marseill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ose LEFEBVRE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date" office:date-value="1927-04-27" calcext:value-type="date">
            <text:p>27/04/27</text:p>
          </table:table-cell>
          <table:table-cell office:value-type="string" calcext:value-type="string">
            <text:p>Toulon</text:p>
          </table:table-cell>
          <table:table-cell office:value-type="date" office:date-value="2002-07-02" calcext:value-type="date">
            <text:p>02/07/02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leuriste</text:p>
          </table:table-cell>
          <table:table-cell office:value-type="date" office:date-value="1948-11-14" calcext:value-type="date">
            <text:p>14/11/48</text:p>
          </table:table-cell>
          <table:table-cell table:number-columns-repeated="2" office:value-type="string" calcext:value-type="string">
            <text:p>Marseill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ean BERNAR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date" office:date-value="1929-08-11" calcext:value-type="date">
            <text:p>11/08/29</text:p>
          </table:table-cell>
          <table:table-cell office:value-type="string" calcext:value-type="string">
            <text:p>Nice</text:p>
          </table:table-cell>
          <table:table-cell office:value-type="date" office:date-value="2000-12-25" calcext:value-type="date">
            <text:p>25/12/00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Boulanger</text:p>
          </table:table-cell>
          <table:table-cell office:value-type="date" office:date-value="1953-03-03" calcext:value-type="date">
            <text:p>03/03/53</text:p>
          </table:table-cell>
          <table:table-cell table:number-columns-repeated="2" office:value-type="string" calcext:value-type="string">
            <text:p>Ni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uise MICHEL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date" office:date-value="1933-05-15" calcext:value-type="date">
            <text:p>15/05/33</text:p>
          </table:table-cell>
          <table:table-cell office:value-type="string" calcext:value-type="string">
            <text:p>Cannes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Sans profession</text:p>
          </table:table-cell>
          <table:table-cell office:value-type="date" office:date-value="1953-03-03" calcext:value-type="date">
            <text:p>03/03/53</text:p>
          </table:table-cell>
          <table:table-cell table:number-columns-repeated="2" office:value-type="string" calcext:value-type="string">
            <text:p>Ni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harles DUPONT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date" office:date-value="1905-02-12" calcext:value-type="date">
            <text:p>12/02/05</text:p>
          </table:table-cell>
          <table:table-cell office:value-type="string" calcext:value-type="string">
            <text:p>Lyon</text:p>
          </table:table-cell>
          <table:table-cell office:value-type="date" office:date-value="1970-09-18" calcext:value-type="date">
            <text:p>18/09/7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aboureur</text:p>
          </table:table-cell>
          <table:table-cell office:value-type="date" office:date-value="1928-05-20" calcext:value-type="date">
            <text:p>20/05/28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eanne FAUR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date" office:date-value="1908-06-08" calcext:value-type="date">
            <text:p>08/06/08</text:p>
          </table:table-cell>
          <table:table-cell office:value-type="string" calcext:value-type="string">
            <text:p>Vienne</text:p>
          </table:table-cell>
          <table:table-cell office:value-type="date" office:date-value="1985-03-24" calcext:value-type="date">
            <text:p>24/03/85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énagère</text:p>
          </table:table-cell>
          <table:table-cell office:value-type="date" office:date-value="1928-05-20" calcext:value-type="date">
            <text:p>20/05/28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ul MOREAU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date" office:date-value="1902-11-15" calcext:value-type="date">
            <text:p>15/11/02</text:p>
          </table:table-cell>
          <table:table-cell office:value-type="string" calcext:value-type="string">
            <text:p>Givors</text:p>
          </table:table-cell>
          <table:table-cell office:value-type="date" office:date-value="1965-10-10" calcext:value-type="date">
            <text:p>10/10/65</text:p>
          </table:table-cell>
          <table:table-cell office:value-type="string" calcext:value-type="string">
            <text:p>Givors</text:p>
          </table:table-cell>
          <table:table-cell office:value-type="string" calcext:value-type="string">
            <text:p>Tisserand</text:p>
          </table:table-cell>
          <table:table-cell office:value-type="date" office:date-value="1925-02-12" calcext:value-type="date">
            <text:p>12/02/25</text:p>
          </table:table-cell>
          <table:table-cell table:number-columns-repeated="2" office:value-type="string" calcext:value-type="string">
            <text:p>Givor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guerite BRUN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date" office:date-value="1905-01-24" calcext:value-type="date">
            <text:p>24/01/05</text:p>
          </table:table-cell>
          <table:table-cell office:value-type="string" calcext:value-type="string">
            <text:p>Givors</text:p>
          </table:table-cell>
          <table:table-cell office:value-type="date" office:date-value="1980-04-05" calcext:value-type="date">
            <text:p>05/04/80</text:p>
          </table:table-cell>
          <table:table-cell office:value-type="string" calcext:value-type="string">
            <text:p>Givors</text:p>
          </table:table-cell>
          <table:table-cell office:value-type="string" calcext:value-type="string">
            <text:p>Tailleuse</text:p>
          </table:table-cell>
          <table:table-cell office:value-type="date" office:date-value="1925-02-12" calcext:value-type="date">
            <text:p>12/02/25</text:p>
          </table:table-cell>
          <table:table-cell table:number-columns-repeated="2" office:value-type="string" calcext:value-type="string">
            <text:p>Givor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Émile PETIT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date" office:date-value="1898-03-30" calcext:value-type="date">
            <text:p>30/03/98</text:p>
          </table:table-cell>
          <table:table-cell office:value-type="string" calcext:value-type="string">
            <text:p>Grenoble</text:p>
          </table:table-cell>
          <table:table-cell office:value-type="date" office:date-value="1955-12-14" calcext:value-type="date">
            <text:p>14/12/55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Gantier</text:p>
          </table:table-cell>
          <table:table-cell office:value-type="date" office:date-value="1922-01-11" calcext:value-type="date">
            <text:p>11/01/22</text:p>
          </table:table-cell>
          <table:table-cell table:number-columns-repeated="2" office:value-type="string" calcext:value-type="string">
            <text:p>Grenob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èle BLANC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date" office:date-value="1901-07-12" calcext:value-type="date">
            <text:p>12/07/01</text:p>
          </table:table-cell>
          <table:table-cell office:value-type="string" calcext:value-type="string">
            <text:p>Voiron</text:p>
          </table:table-cell>
          <table:table-cell office:value-type="date" office:date-value="1975-02-22" calcext:value-type="date">
            <text:p>22/02/75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Lingère</text:p>
          </table:table-cell>
          <table:table-cell office:value-type="date" office:date-value="1922-01-11" calcext:value-type="date">
            <text:p>11/01/22</text:p>
          </table:table-cell>
          <table:table-cell table:number-columns-repeated="2" office:value-type="string" calcext:value-type="string">
            <text:p>Greno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ictor DUBOIS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date" office:date-value="1900-05-04" calcext:value-type="date">
            <text:p>04/05/00</text:p>
          </table:table-cell>
          <table:table-cell office:value-type="string" calcext:value-type="string">
            <text:p>Chambéry</text:p>
          </table:table-cell>
          <table:table-cell office:value-type="date" office:date-value="1960-11-15" calcext:value-type="date">
            <text:p>15/11/60</text:p>
          </table:table-cell>
          <table:table-cell office:value-type="string" calcext:value-type="string">
            <text:p>Chambéry</text:p>
          </table:table-cell>
          <table:table-cell office:value-type="string" calcext:value-type="string">
            <text:p>Vigneron</text:p>
          </table:table-cell>
          <table:table-cell office:value-type="date" office:date-value="1926-06-19" calcext:value-type="date">
            <text:p>19/06/26</text:p>
          </table:table-cell>
          <table:table-cell table:number-columns-repeated="2" office:value-type="string" calcext:value-type="string">
            <text:p>Chambér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zanne REY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date" office:date-value="1904-09-28" calcext:value-type="date">
            <text:p>28/09/04</text:p>
          </table:table-cell>
          <table:table-cell office:value-type="string" calcext:value-type="string">
            <text:p>Annecy</text:p>
          </table:table-cell>
          <table:table-cell office:value-type="date" office:date-value="1990-01-02" calcext:value-type="date">
            <text:p>02/01/90</text:p>
          </table:table-cell>
          <table:table-cell office:value-type="string" calcext:value-type="string">
            <text:p>Chambéry</text:p>
          </table:table-cell>
          <table:table-cell office:value-type="string" calcext:value-type="string">
            <text:p>Institutrice</text:p>
          </table:table-cell>
          <table:table-cell office:value-type="date" office:date-value="1926-06-19" calcext:value-type="date">
            <text:p>19/06/26</text:p>
          </table:table-cell>
          <table:table-cell table:number-columns-repeated="2" office:value-type="string" calcext:value-type="string">
            <text:p>Chambéry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rthur MARTIN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date" office:date-value="1895-02-14" calcext:value-type="date">
            <text:p>14/02/95</text:p>
          </table:table-cell>
          <table:table-cell office:value-type="string" calcext:value-type="string">
            <text:p>Marseille</text:p>
          </table:table-cell>
          <table:table-cell office:value-type="date" office:date-value="1950-03-10" calcext:value-type="date">
            <text:p>10/03/50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Docker</text:p>
          </table:table-cell>
          <table:table-cell office:value-type="date" office:date-value="1920-10-08" calcext:value-type="date">
            <text:p>08/10/20</text:p>
          </table:table-cell>
          <table:table-cell table:number-columns-repeated="2" office:value-type="string" calcext:value-type="string">
            <text:p>Marse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ara NOEL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date" office:date-value="1898-12-19" calcext:value-type="date">
            <text:p>19/12/98</text:p>
          </table:table-cell>
          <table:table-cell office:value-type="string" calcext:value-type="string">
            <text:p>Marseille</text:p>
          </table:table-cell>
          <table:table-cell office:value-type="date" office:date-value="1972-05-15" calcext:value-type="date">
            <text:p>15/05/72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Poissonnière</text:p>
          </table:table-cell>
          <table:table-cell office:value-type="date" office:date-value="1920-10-08" calcext:value-type="date">
            <text:p>08/10/20</text:p>
          </table:table-cell>
          <table:table-cell table:number-columns-repeated="2" office:value-type="string" calcext:value-type="string">
            <text:p>Marseill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ules LEFEBVRE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date" office:date-value="1892-10-10" calcext:value-type="date">
            <text:p>10/10/92</text:p>
          </table:table-cell>
          <table:table-cell office:value-type="string" calcext:value-type="string">
            <text:p>Toulon</text:p>
          </table:table-cell>
          <table:table-cell office:value-type="date" office:date-value="1945-12-04" calcext:value-type="date">
            <text:p>04/12/45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harpentier</text:p>
          </table:table-cell>
          <table:table-cell office:value-type="date" office:date-value="1918-02-14" calcext:value-type="date">
            <text:p>14/02/18</text:p>
          </table:table-cell>
          <table:table-cell table:number-columns-repeated="2" office:value-type="string" calcext:value-type="string">
            <text:p>Toulon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mma GIRAUD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date" office:date-value="1895-04-03" calcext:value-type="date">
            <text:p>03/04/95</text:p>
          </table:table-cell>
          <table:table-cell office:value-type="string" calcext:value-type="string">
            <text:p>Draguignan</text:p>
          </table:table-cell>
          <table:table-cell office:value-type="date" office:date-value="1980-11-18" calcext:value-type="date">
            <text:p>18/11/8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avandière</text:p>
          </table:table-cell>
          <table:table-cell office:value-type="date" office:date-value="1918-02-14" calcext:value-type="date">
            <text:p>14/02/18</text:p>
          </table:table-cell>
          <table:table-cell table:number-columns-repeated="2" office:value-type="string" calcext:value-type="string">
            <text:p>Toulon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Gaston BERNARD</text:p>
          </table:table-cell>
          <table:table-cell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office:value-type="date" office:date-value="1890-09-22" calcext:value-type="date">
            <text:p>22/09/90</text:p>
          </table:table-cell>
          <table:table-cell office:value-type="string" calcext:value-type="string">
            <text:p>Nice</text:p>
          </table:table-cell>
          <table:table-cell office:value-type="date" office:date-value="1940-06-10" calcext:value-type="date">
            <text:p>10/06/40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Pêcheur</text:p>
          </table:table-cell>
          <table:table-cell office:value-type="date" office:date-value="1915-07-15" calcext:value-type="date">
            <text:p>15/07/15</text:p>
          </table:table-cell>
          <table:table-cell table:number-columns-repeated="2" office:value-type="string" calcext:value-type="string">
            <text:p>Nic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ucie VINCENT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date" office:date-value="1893-01-12" calcext:value-type="date">
            <text:p>12/01/93</text:p>
          </table:table-cell>
          <table:table-cell office:value-type="string" calcext:value-type="string">
            <text:p>Grasse</text:p>
          </table:table-cell>
          <table:table-cell office:value-type="date" office:date-value="1978-08-30" calcext:value-type="date">
            <text:p>30/08/78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Brodeuse</text:p>
          </table:table-cell>
          <table:table-cell office:value-type="date" office:date-value="1915-07-15" calcext:value-type="date">
            <text:p>15/07/15</text:p>
          </table:table-cell>
          <table:table-cell table:number-columns-repeated="2" office:value-type="string" calcext:value-type="string">
            <text:p>Nic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rançois MICHEL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office:value-type="date" office:date-value="1899-06-18" calcext:value-type="date">
            <text:p>18/06/99</text:p>
          </table:table-cell>
          <table:table-cell office:value-type="string" calcext:value-type="string">
            <text:p>Antibes</text:p>
          </table:table-cell>
          <table:table-cell office:value-type="date" office:date-value="1952-02-24" calcext:value-type="date">
            <text:p>24/02/52</text:p>
          </table:table-cell>
          <table:table-cell office:value-type="string" calcext:value-type="string">
            <text:p>Antibes</text:p>
          </table:table-cell>
          <table:table-cell office:value-type="string" calcext:value-type="string">
            <text:p>Agriculteur</text:p>
          </table:table-cell>
          <table:table-cell office:value-type="date" office:date-value="1924-11-12" calcext:value-type="date">
            <text:p>12/11/24</text:p>
          </table:table-cell>
          <table:table-cell table:number-columns-repeated="2" office:value-type="string" calcext:value-type="string">
            <text:p>Antib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the ROUX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date" office:date-value="1902-05-05" calcext:value-type="date">
            <text:p>05/05/02</text:p>
          </table:table-cell>
          <table:table-cell office:value-type="string" calcext:value-type="string">
            <text:p>Fréjus</text:p>
          </table:table-cell>
          <table:table-cell office:value-type="date" office:date-value="1988-04-19" calcext:value-type="date">
            <text:p>19/04/88</text:p>
          </table:table-cell>
          <table:table-cell office:value-type="string" calcext:value-type="string">
            <text:p>Antibes</text:p>
          </table:table-cell>
          <table:table-cell office:value-type="string" calcext:value-type="string">
            <text:p>Fermière</text:p>
          </table:table-cell>
          <table:table-cell office:value-type="date" office:date-value="1924-11-12" calcext:value-type="date">
            <text:p>12/11/24</text:p>
          </table:table-cell>
          <table:table-cell table:number-columns-repeated="2" office:value-type="string" calcext:value-type="string">
            <text:p>Antibe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ntoine DUPONT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office:value-type="date" office:date-value="1875-03-12" calcext:value-type="date">
            <text:p>12/03/75</text:p>
          </table:table-cell>
          <table:table-cell office:value-type="string" calcext:value-type="string">
            <text:p>Lyon</text:p>
          </table:table-cell>
          <table:table-cell office:value-type="date" office:date-value="1940-11-14" calcext:value-type="date">
            <text:p>14/11/4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aréchal-ferrant</text:p>
          </table:table-cell>
          <table:table-cell office:value-type="date" office:date-value="1900-05-10" calcext:value-type="date">
            <text:p>10/05/00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rie CHAVOT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date" office:date-value="1878-06-22" calcext:value-type="date">
            <text:p>22/06/78</text:p>
          </table:table-cell>
          <table:table-cell office:value-type="string" calcext:value-type="string">
            <text:p>Vienne</text:p>
          </table:table-cell>
          <table:table-cell office:value-type="date" office:date-value="1955-01-05" calcext:value-type="date">
            <text:p>05/01/55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énagère</text:p>
          </table:table-cell>
          <table:table-cell office:value-type="date" office:date-value="1900-05-10" calcext:value-type="date">
            <text:p>10/05/00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Joseph FAURE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office:value-type="date" office:date-value="1880-02-14" calcext:value-type="date">
            <text:p>14/02/80</text:p>
          </table:table-cell>
          <table:table-cell office:value-type="string" calcext:value-type="string">
            <text:p>Vienne</text:p>
          </table:table-cell>
          <table:table-cell office:value-type="date" office:date-value="1935-03-20" calcext:value-type="date">
            <text:p>20/03/35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Sabotier</text:p>
          </table:table-cell>
          <table:table-cell office:value-type="date" office:date-value="1905-09-12" calcext:value-type="date">
            <text:p>12/09/05</text:p>
          </table:table-cell>
          <table:table-cell table:number-columns-repeated="2" office:value-type="string" calcext:value-type="string">
            <text:p>Vienn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ouise BOYER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date" office:date-value="1883-01-30" calcext:value-type="date">
            <text:p>30/01/83</text:p>
          </table:table-cell>
          <table:table-cell office:value-type="string" calcext:value-type="string">
            <text:p>Vienne</text:p>
          </table:table-cell>
          <table:table-cell office:value-type="date" office:date-value="1960-12-18" calcext:value-type="date">
            <text:p>18/12/60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Gantière</text:p>
          </table:table-cell>
          <table:table-cell office:value-type="date" office:date-value="1905-09-12" calcext:value-type="date">
            <text:p>12/09/05</text:p>
          </table:table-cell>
          <table:table-cell table:number-columns-repeated="2" office:value-type="string" calcext:value-type="string">
            <text:p>Vienn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ierre MOREAU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date" office:date-value="1870-05-15" calcext:value-type="date">
            <text:p>15/05/70</text:p>
          </table:table-cell>
          <table:table-cell office:value-type="string" calcext:value-type="string">
            <text:p>Givors</text:p>
          </table:table-cell>
          <table:table-cell office:value-type="date" office:date-value="1930-02-12" calcext:value-type="date">
            <text:p>12/02/30</text:p>
          </table:table-cell>
          <table:table-cell office:value-type="string" calcext:value-type="string">
            <text:p>Givors</text:p>
          </table:table-cell>
          <table:table-cell office:value-type="string" calcext:value-type="string">
            <text:p>Charron</text:p>
          </table:table-cell>
          <table:table-cell office:value-type="date" office:date-value="1895-06-14" calcext:value-type="date">
            <text:p>14/06/95</text:p>
          </table:table-cell>
          <table:table-cell table:number-columns-repeated="2" office:value-type="string" calcext:value-type="string">
            <text:p>Givor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nne JULLIEN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date" office:date-value="1874-09-20" calcext:value-type="date">
            <text:p>20/09/74</text:p>
          </table:table-cell>
          <table:table-cell office:value-type="string" calcext:value-type="string">
            <text:p>Givors</text:p>
          </table:table-cell>
          <table:table-cell office:value-type="date" office:date-value="1950-05-04" calcext:value-type="date">
            <text:p>04/05/50</text:p>
          </table:table-cell>
          <table:table-cell office:value-type="string" calcext:value-type="string">
            <text:p>Givors</text:p>
          </table:table-cell>
          <table:table-cell office:value-type="string" calcext:value-type="string">
            <text:p>Dentellière</text:p>
          </table:table-cell>
          <table:table-cell office:value-type="date" office:date-value="1895-06-14" calcext:value-type="date">
            <text:p>14/06/95</text:p>
          </table:table-cell>
          <table:table-cell table:number-columns-repeated="2" office:value-type="string" calcext:value-type="string">
            <text:p>Givor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 BRUN</text:p>
          </table:table-cell>
          <table:table-cell office:value-type="string" calcext:value-type="string">
            <text:p>H</text:p>
          </table:table-cell>
          <table:table-cell office:value-type="float" office:value="19" calcext:value-type="float">
            <text:p>19</text:p>
          </table:table-cell>
          <table:table-cell office:value-type="date" office:date-value="1872-11-10" calcext:value-type="date">
            <text:p>10/11/72</text:p>
          </table:table-cell>
          <table:table-cell office:value-type="string" calcext:value-type="string">
            <text:p>Givors</text:p>
          </table:table-cell>
          <table:table-cell office:value-type="date" office:date-value="1942-01-28" calcext:value-type="date">
            <text:p>28/01/42</text:p>
          </table:table-cell>
          <table:table-cell office:value-type="string" calcext:value-type="string">
            <text:p>Givors</text:p>
          </table:table-cell>
          <table:table-cell office:value-type="string" calcext:value-type="string">
            <text:p>Maçon</text:p>
          </table:table-cell>
          <table:table-cell office:value-type="date" office:date-value="1898-10-22" calcext:value-type="date">
            <text:p>22/10/98</text:p>
          </table:table-cell>
          <table:table-cell table:number-columns-repeated="2" office:value-type="string" calcext:value-type="string">
            <text:p>Givor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se VIAL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date" office:date-value="1876-04-15" calcext:value-type="date">
            <text:p>15/04/76</text:p>
          </table:table-cell>
          <table:table-cell office:value-type="string" calcext:value-type="string">
            <text:p>Givors</text:p>
          </table:table-cell>
          <table:table-cell office:value-type="date" office:date-value="1958-03-10" calcext:value-type="date">
            <text:p>10/03/58</text:p>
          </table:table-cell>
          <table:table-cell office:value-type="string" calcext:value-type="string">
            <text:p>Givors</text:p>
          </table:table-cell>
          <table:table-cell office:value-type="string" calcext:value-type="string">
            <text:p>Ménagère</text:p>
          </table:table-cell>
          <table:table-cell office:value-type="date" office:date-value="1898-10-22" calcext:value-type="date">
            <text:p>22/10/98</text:p>
          </table:table-cell>
          <table:table-cell table:number-columns-repeated="2" office:value-type="string" calcext:value-type="string">
            <text:p>Givor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aude PETIT</text:p>
          </table:table-cell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office:value-type="date" office:date-value="1865-01-05" calcext:value-type="date">
            <text:p>05/01/65</text:p>
          </table:table-cell>
          <table:table-cell office:value-type="string" calcext:value-type="string">
            <text:p>Grenoble</text:p>
          </table:table-cell>
          <table:table-cell office:value-type="date" office:date-value="1925-08-14" calcext:value-type="date">
            <text:p>14/08/25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Horloger</text:p>
          </table:table-cell>
          <table:table-cell office:value-type="date" office:date-value="1890-02-11" calcext:value-type="date">
            <text:p>11/02/90</text:p>
          </table:table-cell>
          <table:table-cell table:number-columns-repeated="2" office:value-type="string" calcext:value-type="string">
            <text:p>Grenobl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Jeanne MONARD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date" office:date-value="1868-08-12" calcext:value-type="date">
            <text:p>12/08/68</text:p>
          </table:table-cell>
          <table:table-cell office:value-type="string" calcext:value-type="string">
            <text:p>Voiron</text:p>
          </table:table-cell>
          <table:table-cell office:value-type="date" office:date-value="1945-12-20" calcext:value-type="date">
            <text:p>20/12/45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Lingère</text:p>
          </table:table-cell>
          <table:table-cell office:value-type="date" office:date-value="1890-02-11" calcext:value-type="date">
            <text:p>11/02/90</text:p>
          </table:table-cell>
          <table:table-cell table:number-columns-repeated="2" office:value-type="string" calcext:value-type="string">
            <text:p>Grenobl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Étienne BLANC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office:value-type="date" office:date-value="1870-03-22" calcext:value-type="date">
            <text:p>22/03/70</text:p>
          </table:table-cell>
          <table:table-cell office:value-type="string" calcext:value-type="string">
            <text:p>Voiron</text:p>
          </table:table-cell>
          <table:table-cell office:value-type="date" office:date-value="1938-01-30" calcext:value-type="date">
            <text:p>30/01/38</text:p>
          </table:table-cell>
          <table:table-cell office:value-type="string" calcext:value-type="string">
            <text:p>Voiron</text:p>
          </table:table-cell>
          <table:table-cell office:value-type="string" calcext:value-type="string">
            <text:p>Scieur</text:p>
          </table:table-cell>
          <table:table-cell office:value-type="date" office:date-value="1895-09-14" calcext:value-type="date">
            <text:p>14/09/95</text:p>
          </table:table-cell>
          <table:table-cell table:number-columns-repeated="2" office:value-type="string" calcext:value-type="string">
            <text:p>Voiron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rie PERRIN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date" office:date-value="1873-09-05" calcext:value-type="date">
            <text:p>05/09/73</text:p>
          </table:table-cell>
          <table:table-cell office:value-type="string" calcext:value-type="string">
            <text:p>Voiron</text:p>
          </table:table-cell>
          <table:table-cell office:value-type="date" office:date-value="1952-05-12" calcext:value-type="date">
            <text:p>12/05/52</text:p>
          </table:table-cell>
          <table:table-cell office:value-type="string" calcext:value-type="string">
            <text:p>Voiron</text:p>
          </table:table-cell>
          <table:table-cell office:value-type="string" calcext:value-type="string">
            <text:p>Ouvrière</text:p>
          </table:table-cell>
          <table:table-cell office:value-type="date" office:date-value="1895-09-14" calcext:value-type="date">
            <text:p>14/09/95</text:p>
          </table:table-cell>
          <table:table-cell table:number-columns-repeated="2" office:value-type="string" calcext:value-type="string">
            <text:p>Voiron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enri DUBOIS</text:p>
          </table:table-cell>
          <table:table-cell office:value-type="string" calcext:value-type="string">
            <text:p>H</text:p>
          </table:table-cell>
          <table:table-cell office:value-type="float" office:value="22" calcext:value-type="float">
            <text:p>22</text:p>
          </table:table-cell>
          <table:table-cell office:value-type="date" office:date-value="1870-02-14" calcext:value-type="date">
            <text:p>14/02/70</text:p>
          </table:table-cell>
          <table:table-cell office:value-type="string" calcext:value-type="string">
            <text:p>Chambéry</text:p>
          </table:table-cell>
          <table:table-cell office:value-type="date" office:date-value="1940-10-10" calcext:value-type="date">
            <text:p>10/10/40</text:p>
          </table:table-cell>
          <table:table-cell office:value-type="string" calcext:value-type="string">
            <text:p>Chambéry</text:p>
          </table:table-cell>
          <table:table-cell office:value-type="string" calcext:value-type="string">
            <text:p>Forgeron</text:p>
          </table:table-cell>
          <table:table-cell office:value-type="date" office:date-value="1895-05-15" calcext:value-type="date">
            <text:p>15/05/95</text:p>
          </table:table-cell>
          <table:table-cell table:number-columns-repeated="2" office:value-type="string" calcext:value-type="string">
            <text:p>Chambéry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atherine GENIN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date" office:date-value="1873-06-18" calcext:value-type="date">
            <text:p>18/06/73</text:p>
          </table:table-cell>
          <table:table-cell office:value-type="string" calcext:value-type="string">
            <text:p>Chambéry</text:p>
          </table:table-cell>
          <table:table-cell office:value-type="date" office:date-value="1950-03-22" calcext:value-type="date">
            <text:p>22/03/50</text:p>
          </table:table-cell>
          <table:table-cell office:value-type="string" calcext:value-type="string">
            <text:p>Chambéry</text:p>
          </table:table-cell>
          <table:table-cell office:value-type="string" calcext:value-type="string">
            <text:p>Ménagère</text:p>
          </table:table-cell>
          <table:table-cell office:value-type="date" office:date-value="1895-05-15" calcext:value-type="date">
            <text:p>15/05/95</text:p>
          </table:table-cell>
          <table:table-cell table:number-columns-repeated="2" office:value-type="string" calcext:value-type="string">
            <text:p>Chambér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uis REY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date" office:date-value="1875-11-30" calcext:value-type="date">
            <text:p>30/11/75</text:p>
          </table:table-cell>
          <table:table-cell office:value-type="string" calcext:value-type="string">
            <text:p>Annecy</text:p>
          </table:table-cell>
          <table:table-cell office:value-type="date" office:date-value="1945-12-12" calcext:value-type="date">
            <text:p>12/12/45</text:p>
          </table:table-cell>
          <table:table-cell office:value-type="string" calcext:value-type="string">
            <text:p>Annecy</text:p>
          </table:table-cell>
          <table:table-cell office:value-type="string" calcext:value-type="string">
            <text:p>Facteur</text:p>
          </table:table-cell>
          <table:table-cell office:value-type="date" office:date-value="1900-06-20" calcext:value-type="date">
            <text:p>20/06/00</text:p>
          </table:table-cell>
          <table:table-cell table:number-columns-repeated="2" office:value-type="string" calcext:value-type="string">
            <text:p>Annecy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rançoise BLAT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date" office:date-value="1878-02-02" calcext:value-type="date">
            <text:p>02/02/78</text:p>
          </table:table-cell>
          <table:table-cell office:value-type="string" calcext:value-type="string">
            <text:p>Annecy</text:p>
          </table:table-cell>
          <table:table-cell office:value-type="date" office:date-value="1960-01-14" calcext:value-type="date">
            <text:p>14/01/60</text:p>
          </table:table-cell>
          <table:table-cell office:value-type="string" calcext:value-type="string">
            <text:p>Annecy</text:p>
          </table:table-cell>
          <table:table-cell office:value-type="string" calcext:value-type="string">
            <text:p>Institutrice</text:p>
          </table:table-cell>
          <table:table-cell office:value-type="date" office:date-value="1900-06-20" calcext:value-type="date">
            <text:p>20/06/00</text:p>
          </table:table-cell>
          <table:table-cell table:number-columns-repeated="2" office:value-type="string" calcext:value-type="string">
            <text:p>Annecy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rcel MARTIN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office:value-type="date" office:date-value="1865-09-15" calcext:value-type="date">
            <text:p>15/09/65</text:p>
          </table:table-cell>
          <table:table-cell office:value-type="string" calcext:value-type="string">
            <text:p>Marseille</text:p>
          </table:table-cell>
          <table:table-cell office:value-type="date" office:date-value="1920-10-10" calcext:value-type="date">
            <text:p>10/10/20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Capitaine</text:p>
          </table:table-cell>
          <table:table-cell office:value-type="date" office:date-value="1890-01-14" calcext:value-type="date">
            <text:p>14/01/90</text:p>
          </table:table-cell>
          <table:table-cell table:number-columns-repeated="2" office:value-type="string" calcext:value-type="string">
            <text:p>Marseille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Élisa BONNET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date" office:date-value="1868-12-12" calcext:value-type="date">
            <text:p>12/12/68</text:p>
          </table:table-cell>
          <table:table-cell office:value-type="string" calcext:value-type="string">
            <text:p>Marseille</text:p>
          </table:table-cell>
          <table:table-cell office:value-type="date" office:date-value="1948-02-22" calcext:value-type="date">
            <text:p>22/02/48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Sans profession</text:p>
          </table:table-cell>
          <table:table-cell office:value-type="date" office:date-value="1890-01-14" calcext:value-type="date">
            <text:p>14/01/90</text:p>
          </table:table-cell>
          <table:table-cell table:number-columns-repeated="2" office:value-type="string" calcext:value-type="string">
            <text:p>Marseill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ctor NOEL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4:00:05.013272500</meta:creation-date>
    <dc:date>2026-03-17T14:01:01.398936400</dc:date>
    <meta:editing-duration>PT56S</meta:editing-duration>
    <meta:editing-cycles>1</meta:editing-cycles>
    <meta:document-statistic meta:table-count="1" meta:cell-count="591" meta:object-count="0"/>
    <meta:generator>LibreOffice/25.8.5.2$Windows_X86_64 LibreOffice_project/9c8b85f387cc00a89945a79c9e6239f32e450ac2</meta:generator>
  </office:meta>
</office:document-meta>
</file>